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661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8.9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de" fo:country="DE" fo:font-weight="bold" style:font-name-asian="Microsoft YaHei" style:font-weight-asian="bold" style:font-name-complex="Mang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2">
          <table:table-cell table:style-name="ce2" office:value-type="float" office:value="134237" calcext:value-type="float">
            <text:p>134237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Upgrade is missing licence acceptance logic required by legal</text:p>
          </table:table-cell>
        </table:table-row>
        <table:table-row table:style-name="ro1">
          <table:table-cell table:style-name="ce2" office:value-type="float" office:value="136374" calcext:value-type="float">
            <text:p>136374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typo in upgrade tool output</text:p>
          </table:table-cell>
        </table:table-row>
        <table:table-row table:style-name="ro2">
          <table:table-cell table:style-name="ce2" office:value-type="float" office:value="136860" calcext:value-type="float">
            <text:p>136860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nstaller boot image contains ibm internal yum server information </text:p>
          </table:table-cell>
        </table:table-row>
        <table:table-row table:style-name="ro2">
          <table:table-cell table:style-name="ce2" office:value-type="float" office:value="137135" calcext:value-type="float">
            <text:p>137135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Build kvmibm-release package for vulcan-gm respin</text:p>
          </table:table-cell>
        </table:table-row>
        <table:table-row table:style-name="ro2">
          <table:table-cell table:style-name="ce2" office:value-type="float" office:value="137378" calcext:value-type="float">
            <text:p>137378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Upgrade from Kronos FP5 to Vulcan GM fails</text:p>
          </table:table-cell>
        </table:table-row>
        <table:table-row table:style-name="ro2">
          <table:table-cell table:style-name="ce2" office:value-type="float" office:value="137427" calcext:value-type="float">
            <text:p>137427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Update license files for GM2 rebuild driver</text:p>
          </table:table-cell>
        </table:table-row>
        <table:table-row table:style-name="ro1" table:number-rows-repeated="104853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0000-00-00T00:00:01.652965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u </meta:initial-creator>
    <meta:creation-date>2015-12-10T16:41:03.173024810</meta:creation-date>
    <dc:date>2016-02-23T16:46:18.898556884</dc:date>
    <dc:creator>twu </dc:creator>
    <meta:editing-duration>PT53M25S</meta:editing-duration>
    <meta:editing-cycles>4</meta:editing-cycles>
    <meta:generator>LibreOffice/4.1.3.2$Linux_X86_64 LibreOffice_project/410$Build-2</meta:generator>
    <meta:document-statistic meta:table-count="1" meta:cell-count="28" meta:object-count="0"/>
  </office:meta>
</office:document-meta>
</file>